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Dipendent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Dipendent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gnome</text:p>
          </table:table-cell>
          <table:table-cell table:style-name="Default" office:value-type="string" calcext:value-type="string">
            <text:p>DataNascita</text:p>
          </table:table-cell>
          <table:table-cell office:value-type="string" calcext:value-type="string">
            <text:p>CodFiscale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Mail</text:p>
          </table:table-cell>
          <table:table-cell table:style-name="Default" office:value-type="string" calcext:value-type="string">
            <text:p>DataInizio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Categor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berto</text:p>
          </table:table-cell>
          <table:table-cell office:value-type="string" calcext:value-type="string">
            <text:p>Danni</text:p>
          </table:table-cell>
          <table:table-cell office:value-type="date" office:date-value="1989-12-23" calcext:value-type="date">
            <text:p>1989-12-23</text:p>
          </table:table-cell>
          <table:table-cell office:value-type="string" calcext:value-type="string">
            <text:p>RSSMRA85T10A562S</text:p>
          </table:table-cell>
          <table:table-cell office:value-type="float" office:value="3494061450" calcext:value-type="float">
            <text:p>3494061450</text:p>
          </table:table-cell>
          <table:table-cell office:value-type="string" calcext:value-type="string">
            <text:p>alb.danni@gmail.com</text:p>
          </table:table-cell>
          <table:table-cell office:value-type="date" office:date-value="1993-05-02" calcext:value-type="date">
            <text:p>1993-05-02</text:p>
          </table:table-cell>
          <table:table-cell office:value-type="string" calcext:value-type="string">
            <text:p>Via Roma, 51 Verona Vr</text:p>
          </table:table-cell>
          <table:table-cell office:value-type="string" calcext:value-type="string">
            <text:p>Liste nozz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anni</text:p>
          </table:table-cell>
          <table:table-cell office:value-type="string" calcext:value-type="string">
            <text:p>Rossi</text:p>
          </table:table-cell>
          <table:table-cell office:value-type="date" office:date-value="1990-03-01" calcext:value-type="date">
            <text:p>1990-03-01</text:p>
          </table:table-cell>
          <table:table-cell office:value-type="string" calcext:value-type="string">
            <text:p>RSSMRA85T10A563S</text:p>
          </table:table-cell>
          <table:table-cell office:value-type="float" office:value="3494061451" calcext:value-type="float">
            <text:p>3494061451</text:p>
          </table:table-cell>
          <table:table-cell office:value-type="string" calcext:value-type="string">
            <text:p>gianni.rossi@gmail.com</text:p>
          </table:table-cell>
          <table:table-cell office:value-type="date" office:date-value="2001-09-06" calcext:value-type="date">
            <text:p>2001-09-06</text:p>
          </table:table-cell>
          <table:table-cell office:value-type="string" calcext:value-type="string">
            <text:p>Via Chiesa, 2 Monselice Pd</text:p>
          </table:table-cell>
          <table:table-cell office:value-type="string" calcext:value-type="string">
            <text:p>Porcella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Verdi</text:p>
          </table:table-cell>
          <table:table-cell office:value-type="date" office:date-value="1970-04-02" calcext:value-type="date">
            <text:p>1970-04-02</text:p>
          </table:table-cell>
          <table:table-cell office:value-type="string" calcext:value-type="string">
            <text:p>RSSMRA85T10A564S</text:p>
          </table:table-cell>
          <table:table-cell office:value-type="float" office:value="3494061452" calcext:value-type="float">
            <text:p>3494061452</text:p>
          </table:table-cell>
          <table:table-cell office:value-type="string" calcext:value-type="string">
            <text:p>giova.verdi@gmail.com</text:p>
          </table:table-cell>
          <table:table-cell office:value-type="date" office:date-value="2007-04-07" calcext:value-type="date">
            <text:p>2007-04-07</text:p>
          </table:table-cell>
          <table:table-cell office:value-type="string" calcext:value-type="string">
            <text:p>Via Giusti, 45 Padova Pd</text:p>
          </table:table-cell>
          <table:table-cell office:value-type="string" calcext:value-type="string">
            <text:p>Pentol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Neri</text:p>
          </table:table-cell>
          <table:table-cell office:value-type="date" office:date-value="1973-02-03" calcext:value-type="date">
            <text:p>1973-02-03</text:p>
          </table:table-cell>
          <table:table-cell office:value-type="string" calcext:value-type="string">
            <text:p>RSSMRA85T10A565S</text:p>
          </table:table-cell>
          <table:table-cell office:value-type="float" office:value="3494061453" calcext:value-type="float">
            <text:p>3494061453</text:p>
          </table:table-cell>
          <table:table-cell office:value-type="string" calcext:value-type="string">
            <text:p>carla.neri@gmail.com</text:p>
          </table:table-cell>
          <table:table-cell office:value-type="date" office:date-value="2014-03-06" calcext:value-type="date">
            <text:p>2014-03-06</text:p>
          </table:table-cell>
          <table:table-cell office:value-type="string" calcext:value-type="string">
            <text:p>Via Cimitero, 11 Legnago Vr</text:p>
          </table:table-cell>
          <table:table-cell office:value-type="string" calcext:value-type="string">
            <text:p>Tovagli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Bianchi</text:p>
          </table:table-cell>
          <table:table-cell office:value-type="date" office:date-value="1990-05-02" calcext:value-type="date">
            <text:p>1990-05-02</text:p>
          </table:table-cell>
          <table:table-cell office:value-type="string" calcext:value-type="string">
            <text:p>RSSMRA85T10A566S</text:p>
          </table:table-cell>
          <table:table-cell office:value-type="float" office:value="3494061454" calcext:value-type="float">
            <text:p>3494061454</text:p>
          </table:table-cell>
          <table:table-cell office:value-type="string" calcext:value-type="string">
            <text:p>elena.bianchi@gmail.com</text:p>
          </table:table-cell>
          <table:table-cell office:value-type="date" office:date-value="1999-09-09" calcext:value-type="date">
            <text:p>1999-09-09</text:p>
          </table:table-cell>
          <table:table-cell office:value-type="string" calcext:value-type="string">
            <text:p>Via Augusto, 14 Verona Vr</text:p>
          </table:table-cell>
          <table:table-cell office:value-type="string" calcext:value-type="string">
            <text:p>Tavol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rio</text:p>
          </table:table-cell>
          <table:table-cell office:value-type="string" calcext:value-type="string">
            <text:p>Mori</text:p>
          </table:table-cell>
          <table:table-cell office:value-type="date" office:date-value="1991-10-08" calcext:value-type="date">
            <text:p>1991-10-08</text:p>
          </table:table-cell>
          <table:table-cell office:value-type="string" calcext:value-type="string">
            <text:p>RSSMRA85T10A572S</text:p>
          </table:table-cell>
          <table:table-cell office:value-type="float" office:value="3494061455" calcext:value-type="float">
            <text:p>3494061455</text:p>
          </table:table-cell>
          <table:table-cell office:value-type="string" calcext:value-type="string">
            <text:p>dario.mori@gmail.com</text:p>
          </table:table-cell>
          <table:table-cell office:value-type="date" office:date-value="2002-08-27" calcext:value-type="date">
            <text:p>2002-08-27</text:p>
          </table:table-cell>
          <table:table-cell office:value-type="string" calcext:value-type="string">
            <text:p>Via Trieste, 15 Illasi Vr</text:p>
          </table:table-cell>
          <table:table-cell office:value-type="string" calcext:value-type="string">
            <text:p>Paralum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5:18:53.47629681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47:55.856900213</meta:creation-date>
    <dc:date>2015-06-18T15:19:41.853487081</dc:date>
    <meta:editing-duration>PT17M55S</meta:editing-duration>
    <meta:editing-cycles>8</meta:editing-cycles>
    <meta:generator>LibreOffice/4.3.7.2$Linux_X86_64 LibreOffice_project/430$Build-2</meta:generator>
    <meta:document-statistic meta:table-count="1" meta:cell-count="70" meta:object-count="0"/>
  </office:meta>
</office:document-meta>
</file>